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sertionTest.testAssertNotRai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ionTest.AssertionTes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ionTest.testAssertRais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